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modern"/>
    <style:font-face style:name="Monaco1" svg:font-family="Monaco" style:font-family-generic="modern"/>
    <style:font-face style:name="F" svg:font-family="" style:font-family-generic="swiss"/>
    <style:font-face style:name="Arial" svg:font-family="Arial" style:font-family-generic="swiss"/>
    <style:font-face style:name="Monaco" svg:font-family="Monaco" style:font-family-generic="modern" style:font-pitch="fixed"/>
    <style:font-face style:name="Arial Unicode MS1" svg:font-family="'Arial Unicode MS'" style:font-family-generic="modern" style:font-pitch="variable"/>
    <style:font-face style:name="Monaco2" svg:font-family="Monaco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</style:style>
    <style:style style:name="P5" style:family="paragraph">
      <style:text-properties fo:font-size="9pt" style:font-size-asian="9pt" style:font-size-complex="9pt"/>
    </style:style>
    <style:style style:name="P6" style:family="paragraph">
      <style:paragraph-properties style:text-autospace="none"/>
      <style:text-properties fo:font-size="9pt" style:font-size-asian="9pt" style:font-size-complex="9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color="#dc2300" fo:font-size="9pt" style:font-size-asian="9pt" style:font-size-complex="9pt"/>
    </style:style>
    <style:style style:name="P9" style:family="paragraph">
      <style:paragraph-properties style:text-autospace="none"/>
      <style:text-properties fo:color="#005c00" style:font-name="Monaco" fo:font-size="11pt" style:font-name-asian="Monaco" style:font-size-asian="11pt" style:font-name-complex="Monaco" style:font-size-complex="11pt"/>
    </style:style>
    <style:style style:name="P10" style:family="paragraph">
      <style:text-properties fo:font-size="8pt" style:font-size-asian="8pt" style:font-size-complex="8pt"/>
    </style:style>
    <style:style style:name="P11" style:family="paragraph">
      <style:paragraph-properties style:text-autospace="none"/>
      <style:text-properties fo:color="#000000" style:font-name="Monaco" fo:font-size="11pt" style:font-name-asian="Monaco" style:font-size-asian="11pt" style:font-name-complex="Monaco" style:font-size-complex="11pt"/>
    </style:style>
    <style:style style:name="P12" style:family="paragraph">
      <style:paragraph-properties style:text-autospace="none"/>
      <style:text-properties fo:color="#ff0000" style:font-name="Monaco" fo:font-size="9pt" style:font-name-asian="Monaco" style:font-size-asian="9pt" style:font-name-complex="Monaco" style:font-size-complex="9pt"/>
    </style:style>
    <style:style style:name="P13" style:family="paragraph">
      <style:text-properties fo:color="#ff0000" fo:font-size="10pt" style:font-size-asian="10pt" style:font-size-complex="10pt"/>
    </style:style>
    <style:style style:name="P14" style:family="paragraph">
      <style:paragraph-properties style:text-autospace="none"/>
      <style:text-properties fo:color="#a31515" style:font-name="Monaco" fo:font-size="11pt" style:font-name-asian="Monaco" style:font-size-asian="11pt" style:font-name-complex="Monaco" style:font-size-complex="11pt"/>
    </style:style>
    <style:style style:name="P15" style:family="paragraph">
      <style:text-properties fo:color="#ff0000" fo:font-size="9pt" style:font-size-asian="9pt" style:font-size-complex="9pt"/>
    </style:style>
    <style:style style:name="P16" style:family="paragraph">
      <style:paragraph-properties style:text-autospace="none"/>
      <style:text-properties fo:color="#a31515" style:font-name="Monaco" fo:font-size="9pt" style:font-name-asian="Monaco" style:font-size-asian="9pt" style:font-name-complex="Monaco" style:font-size-complex="9pt"/>
    </style:style>
    <style:style style:name="P17" style:family="paragraph">
      <style:paragraph-properties style:text-autospace="none"/>
      <style:text-properties fo:color="#800000" style:font-name="Monaco" fo:font-size="11pt" style:font-name-asian="Monaco" style:font-size-asian="11pt" style:font-name-complex="Monaco" style:font-size-complex="11pt"/>
    </style:style>
    <style:style style:name="P18" style:family="paragraph">
      <style:text-properties fo:color="#800000" fo:font-size="9pt" style:font-size-asian="9pt" style:font-size-complex="9pt"/>
    </style:style>
    <style:style style:name="P19" style:family="paragraph">
      <style:paragraph-properties style:text-autospace="none"/>
      <style:text-properties fo:color="#0000ff" style:font-name="Monaco" fo:font-size="11pt" style:font-name-asian="Monaco" style:font-size-asian="11pt" style:font-name-complex="Monaco" style:font-size-complex="11pt"/>
    </style:style>
    <style:style style:name="T1" style:family="text">
      <style:text-properties fo:color="#a31515" style:font-name="Monaco" fo:font-size="9pt" style:font-name-asian="Monaco" style:font-size-asian="9pt" style:font-name-complex="Monaco" style:font-size-complex="9pt"/>
    </style:style>
    <style:style style:name="T2" style:family="text">
      <style:text-properties fo:color="#0000ff" style:font-name="Monaco" fo:font-size="9pt" style:font-name-asian="Monaco" style:font-size-asian="9pt" style:font-name-complex="Monaco" style:font-size-complex="9pt"/>
    </style:style>
    <style:style style:name="T3" style:family="text">
      <style:text-properties fo:color="#008000" fo:font-size="10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dc2300" style:font-name="Monaco" fo:font-size="9pt" style:font-name-asian="Monaco" style:font-size-asian="9pt" style:font-name-complex="Monaco" style:font-size-complex="9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ff0000" style:font-name="Monaco" fo:font-size="9pt" style:font-name-asian="Monaco" style:font-size-asian="9pt" style:font-name-complex="Monaco" style:font-size-complex="9pt"/>
    </style:style>
    <style:style style:name="T8" style:family="text">
      <style:text-properties fo:color="#000000" style:font-name="Monaco" fo:font-size="9pt" style:font-name-asian="Monaco" style:font-size-asian="9pt" style:font-name-complex="Monaco" style:font-size-complex="9pt"/>
    </style:style>
    <style:style style:name="T9" style:family="text">
      <style:text-properties fo:font-size="9pt" style:font-size-asian="9pt" style:font-size-complex="9pt"/>
    </style:style>
    <style:style style:name="T10" style:family="text">
      <style:text-properties fo:color="#ff0000" fo:font-size="10pt" style:font-size-asian="10pt" style:font-size-complex="10pt"/>
    </style:style>
    <style:style style:name="T11" style:family="text">
      <style:text-properties fo:color="#5c5c5c" style:font-name="Monaco" fo:font-size="9pt" style:font-name-asian="Monaco" style:font-size-asian="9pt" style:font-name-complex="Monaco" style:font-size-complex="9pt"/>
    </style:style>
    <style:style style:name="T12" style:family="text">
      <style:text-properties fo:color="#800000" style:font-name="Monaco" fo:font-size="9pt" style:font-name-asian="Monaco" style:font-size-asian="9pt" style:font-name-complex="Monaco" style:font-size-complex="9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-width="0.1689in" draw:marker-end="Arrowheads_20_2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4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solid" draw:fill-color="#c0c0c0" fo:min-height="0.37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2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11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331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625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svg:stroke-color="#000000" draw:fill="solid" draw:fill-color="#c0c0c0" fo:min-height="0.38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svg:stroke-color="#000000" draw:fill="solid" draw:fill-color="#c0c0c0" fo:min-height="0.3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svg:stroke-color="#000000" draw:fill="solid" draw:fill-color="#c0c0c0" fo:min-height="0.3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0.2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svg:stroke-color="#000000" draw:fill="none" draw:fill-color="#ffffff" fo:min-height="1.094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svg:stroke-color="#000000" draw:fill="none" draw:fill-color="#ffffff" fo:min-height="0.28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1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2" style:family="graphic">
      <style:graphic-properties draw:stroke="none" svg:stroke-color="#000000" draw:fill="none" draw:fill-color="#ffffff" fo:min-height="0.27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3" style:family="graphic">
      <style:graphic-properties draw:stroke="none" svg:stroke-color="#000000" draw:fill="none" draw:fill-color="#ffffff" fo:min-height="0.350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4" style:family="graphic">
      <style:graphic-properties draw:stroke="none" svg:stroke-color="#000000" draw:fill="none" draw:fill-color="#ffffff" fo:min-height="0.46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5" style:family="graphic">
      <style:graphic-properties draw:stroke="none" svg:stroke-color="#000000" draw:fill="solid" draw:fill-color="#c0c0c0" fo:min-height="0.1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6" style:family="graphic">
      <style:graphic-properties draw:stroke="none" svg:stroke-color="#000000" draw:fill="none" draw:fill-color="#ffffff" fo:min-height="0.313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7" style:family="graphic">
      <style:graphic-properties draw:stroke="none" svg:stroke-color="#000000" draw:fill="none" draw:fill-color="#ffffff" fo:min-height="0.23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8" style:family="graphic">
      <style:graphic-properties draw:stroke="none" svg:stroke-color="#000000" draw:fill="none" draw:fill-color="#ffffff" fo:min-height="0.253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stroke="none" svg:stroke-color="#000000" draw:fill="none" draw:fill-color="#ffffff" fo:min-height="0.4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solid" draw:fill-color="#c0c0c0" fo:min-height="0.478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marker-start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none" svg:stroke-color="#000000" draw:fill="solid" draw:fill-color="#c0c0c0" fo:min-height="0.219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solid" draw:fill-color="#c0c0c0" fo:min-height="0.207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321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line text:anchor-type="paragraph" draw:z-index="0" draw:style-name="gr1" draw:text-style-name="P3" svg:x1="7.2098in" svg:y1="0.0075in" svg:x2="7.2488in" svg:y2="0.2902in"><text:p/></draw:line>Program flow chart</text:p>
      <text:p text:style-name="Standard"/>
      <text:p text:style-name="Standard"><draw:frame text:anchor-type="paragraph" draw:z-index="3" draw:style-name="gr4" draw:text-style-name="P7" svg:width="4.2606in" svg:height="0.4657in" svg:x="0.922in" svg:y="0.1181in"><draw:text-box><text:p text:style-name="P7"><text:span text:style-name="T3">AidOpener/tools/IATI_activity_file_tabulator/tabulator_1_1-2.html</text:span></text:p><text:p text:style-name="P7"><text:span text:style-name="T3">+ AidOpener/tools/IATI_activity_file_tabulator/tabulator_1_1-2.js</text:span></text:p><text:p text:style-name="P7"><text:span text:style-name="T4">Page onload</text:span></text:p></draw:text-box></draw:frame></text:p>
      <text:p text:style-name="Standard"/>
      <text:p text:style-name="Standard"/>
      <text:p text:style-name="Standard"><draw:line text:anchor-type="paragraph" draw:z-index="4" draw:style-name="gr5" draw:text-style-name="P3" svg:x1="1.4in" svg:y1="0.039in" svg:x2="1.4291in" svg:y2="0.3307in"><text:p/></draw:line></text:p>
      <text:p text:style-name="Standard"><draw:frame text:anchor-type="paragraph" draw:z-index="1" draw:style-name="gr2" draw:text-style-name="P5" svg:width="2.3394in" svg:height="0.1953in" svg:x="0.5925in" svg:y="0.1445in"><draw:text-box><text:p text:style-name="P4"><text:span text:style-name="T1">fnIncludeBannerAndCreateTabs</text:span></text:p></draw:text-box></draw:frame></text:p>
      <text:p text:style-name="Standard"><draw:line text:anchor-type="paragraph" draw:z-index="30" draw:style-name="gr5" draw:text-style-name="P3" svg:x1="2.3756in" svg:y1="2.7992in" svg:x2="3.0185in" svg:y2="2.7992in"><text:p/></draw:line><draw:frame text:anchor-type="paragraph" draw:z-index="29" draw:style-name="gr18" draw:text-style-name="P13" svg:width="0.8878in" svg:height="0.263in" svg:x="3.1354in" svg:y="2.6984in"><draw:text-box><text:p><text:span text:style-name="T10">fnAbortFetch</text:span></text:p></draw:text-box></draw:frame><draw:line text:anchor-type="paragraph" draw:z-index="28" draw:style-name="gr5" draw:text-style-name="P3" svg:x1="5.6992in" svg:y1="2.2693in" svg:x2="5.7382in" svg:y2="4.5921in"><text:p/></draw:line><draw:frame text:anchor-type="paragraph" draw:z-index="27" draw:style-name="gr15" draw:text-style-name="P5" svg:width="0.9362in" svg:height="0.5594in" svg:x="2.6681in" svg:y="3.1362in"><draw:text-box><text:p><text:span text:style-name="T9">IF fetchType is “dataset” or “query by country and org”</text:span></text:p></draw:text-box></draw:frame><draw:frame text:anchor-type="paragraph" draw:z-index="26" draw:style-name="gr17" draw:text-style-name="P5" svg:width="0.7606in" svg:height="0.3315in" svg:x="0.5827in" svg:y="4.4866in"><draw:text-box><text:p><text:span text:style-name="T9">IF batches are finished</text:span></text:p></draw:text-box></draw:frame><draw:frame text:anchor-type="paragraph" draw:z-index="25" draw:style-name="gr16" draw:text-style-name="P5" svg:width="0.9067in" svg:height="0.3606in" svg:x="0.0661in" svg:y="3.2236in"><draw:text-box><text:p><text:span text:style-name="T9">If batches are not finished</text:span></text:p></draw:text-box></draw:frame><draw:line text:anchor-type="paragraph" draw:z-index="24" draw:style-name="gr5" draw:text-style-name="P3" svg:x1="0.6602in" svg:y1="4.0311in" svg:x2="0.6701in" svg:y2="2.9547in"><text:p/></draw:line><draw:frame text:anchor-type="paragraph" draw:z-index="23" draw:style-name="gr15" draw:text-style-name="P5" svg:width="0.9362in" svg:height="0.4197in" svg:x="1.352in" svg:y="3.2634in"><draw:text-box><text:p><text:span text:style-name="T9">IF fetchType is Query to get reporting orgs</text:span></text:p></draw:text-box></draw:frame><draw:line text:anchor-type="paragraph" draw:z-index="22" draw:style-name="gr5" draw:text-style-name="P3" svg:x1="2.3465in" svg:y1="2.9134in" svg:x2="5.6508in" svg:y2="4.5925in"><text:p/></draw:line><draw:frame text:anchor-type="paragraph" draw:z-index="21" draw:style-name="gr14" draw:text-style-name="P11" svg:width="1.0732in" svg:height="0.626in" svg:x="5.3866in" svg:y="4.6866in"><draw:text-box><text:p text:style-name="P11"><text:span text:style-name="T7">fnGetGoing</text:span></text:p><text:p text:style-name="P11"><text:span text:style-name="T8">(continued on next page)</text:span></text:p></draw:text-box></draw:frame><draw:line text:anchor-type="paragraph" draw:z-index="20" draw:style-name="gr5" draw:text-style-name="P3" svg:x1="0.6701in" svg:y1="4.1866in" svg:x2="1.3429in" svg:y2="5.1248in"><text:p/></draw:line><draw:frame text:anchor-type="paragraph" draw:z-index="19" draw:style-name="gr13" draw:text-style-name="P11" svg:width="2.0961in" svg:height="0.3323in" svg:x="0.5827in" svg:y="5.1252in"><draw:text-box><text:p text:style-name="P11"><text:span text:style-name="T7">fnRefreshReportingOrgsInUI</text:span></text:p></draw:text-box></draw:frame><draw:line text:anchor-type="paragraph" draw:z-index="18" draw:style-name="gr5" draw:text-style-name="P3" svg:x1="6.6449in" svg:y1="1.7071in" svg:x2="5.9138in" svg:y2="4.5827in"><text:p/></draw:line><draw:line text:anchor-type="paragraph" draw:z-index="17" draw:style-name="gr5" draw:text-style-name="P3" svg:x1="1.5846in" svg:y1="2.9547in" svg:x2="1.5957in" svg:y2="4.0311in"><text:p/></draw:line><draw:frame text:anchor-type="paragraph" draw:z-index="16" draw:style-name="gr12" draw:text-style-name="P11" svg:width="2.476in" svg:height="0.3122in" svg:x="0.1335in" svg:y="4.0311in"><draw:text-box><text:p text:style-name="P11"><text:span text:style-name="T7">fnCompileArrayOfReportingOrgs</text:span></text:p></draw:text-box></draw:frame><draw:frame text:anchor-type="paragraph" draw:z-index="15" draw:style-name="gr11" draw:text-style-name="P9" svg:width="1.5213in" svg:height="0.2051in" svg:x="6.7508in" svg:y="1.5173in"><draw:text-box><text:p text:style-name="P9"><text:span text:style-name="T7">fnLoadLocalXmlFile</text:span></text:p></draw:text-box></draw:frame><draw:frame text:anchor-type="paragraph" draw:z-index="14" draw:style-name="gr10" draw:text-style-name="P12" svg:width="2.4268in" svg:height="0.2831in" svg:x="3.9555in" svg:y="1.9937in"><draw:text-box><text:p text:style-name="P12"><text:span text:style-name="T7">fnCreateXmlObjectFromTextInput</text:span></text:p></draw:text-box></draw:frame><draw:line text:anchor-type="paragraph" draw:z-index="13" draw:style-name="gr5" draw:text-style-name="P3" svg:x1="1.4681in" svg:y1="2.311in" svg:x2="1.4681in" svg:y2="2.6528in"><text:p/></draw:line><draw:frame text:anchor-type="paragraph" draw:z-index="12" draw:style-name="gr9" draw:text-style-name="P11" svg:width="2.2224in" svg:height="0.2248in" svg:x="0.2201in" svg:y="2.7307in"><draw:text-box><text:p text:style-name="P4"><text:span text:style-name="T5">fnFetchXmlDataFromRemoteSite</text:span></text:p></draw:text-box></draw:frame><draw:frame text:anchor-type="paragraph" draw:z-index="11" draw:style-name="gr8" draw:text-style-name="P10" svg:width="0.7039in" svg:height="0.498in" svg:x="1.198in" svg:y="1.0047in"><draw:text-box><text:p><text:span text:style-name="T6">On button click, specifying a “fetchType”</text:span></text:p></draw:text-box></draw:frame><draw:frame text:anchor-type="paragraph" draw:z-index="10" draw:style-name="gr7" draw:text-style-name="P9" svg:width="1.5406in" svg:height="0.2051in" svg:x="0.8744in" svg:y="2.1063in"><draw:text-box><text:p text:style-name="P4"><text:span text:style-name="T5">fnAnalyzeMetadata</text:span></text:p></draw:text-box></draw:frame><draw:frame text:anchor-type="paragraph" draw:z-index="9" draw:style-name="gr6" draw:text-style-name="P8" svg:width="2.0177in" svg:height="0.3413in" svg:x="7.511in" svg:y="0.5654in"><draw:text-box><text:p text:style-name="P4"><text:span text:style-name="T5">fnForOfflineDevelopment</text:span></text:p></draw:text-box></draw:frame><draw:line text:anchor-type="paragraph" draw:z-index="8" draw:style-name="gr5" draw:text-style-name="P3" svg:x1="3.448in" svg:y1="0.7008in" svg:x2="6.5083in" svg:y2="1.578in"><text:p/></draw:line><draw:line text:anchor-type="paragraph" draw:z-index="7" draw:style-name="gr5" draw:text-style-name="P3" svg:x1="2.9508in" svg:y1="0.7008in" svg:x2="5.6315in" svg:y2="1.9937in"><text:p/></draw:line><draw:line text:anchor-type="paragraph" draw:z-index="6" draw:style-name="gr5" draw:text-style-name="P3" svg:x1="1.4492in" svg:y1="0.7457in" svg:x2="1.4693in" svg:y2="2.0122in"><text:p/></draw:line><draw:line text:anchor-type="paragraph" draw:z-index="5" draw:style-name="gr5" draw:text-style-name="P3" svg:x1="1.4193in" svg:y1="0.0173in" svg:x2="1.4386in" svg:y2="0.3201in"><text:p/></draw:line><draw:frame text:anchor-type="paragraph" draw:z-index="2" draw:style-name="gr3" draw:text-style-name="P6" svg:width="2.7287in" svg:height="0.4697in" svg:x="0.6701in" svg:y="0.3854in"><draw:text-box><text:p text:style-name="P4"><text:span text:style-name="T1">fnBuildSourceDataSelectionUI</text:span></text:p><text:p text:style-name="P4"><text:span text:style-name="T2"><text:tab/></text:span><text:span text:style-name="T2">fnHideOrShowDivOnButtonClick</text:span></text:p></draw:text-box></draw:frame><draw:frame text:anchor-type="paragraph" draw:z-index="53" draw:style-name="gr25" draw:text-style-name="P7" svg:width="1.0823in" svg:height="0.1752in" svg:x="3.7299in" svg:y="1.4028in"><draw:text-box><text:p><text:span text:style-name="T4">On button click</text:span></text:p></draw:text-box></draw:frame><draw:frame text:anchor-type="paragraph" draw:z-index="54" draw:style-name="gr25" draw:text-style-name="P7" svg:width="1.0823in" svg:height="0.1752in" svg:x="4.1201in" svg:y="0.9618in"><draw:text-box><text:p><text:span text:style-name="T4">On button click</text:span></text:p></draw:text-box></draw:frame></text:p>
      <text:p text:style-name="P1"><draw:frame text:anchor-type="paragraph" draw:z-index="32" draw:style-name="gr20" draw:text-style-name="P11" svg:width="0.8587in" svg:height="0.2843in" svg:x="1.7028in" svg:y="0.1591in"><draw:text-box><text:p text:style-name="P11"><text:span text:style-name="T7">fnGetGoing</text:span></text:p></draw:text-box></draw:frame></text:p>
      <text:p text:style-name="Standard"><draw:line text:anchor-type="paragraph" draw:z-index="33" draw:style-name="gr5" draw:text-style-name="P3" svg:x1="2.0819in" svg:y1="0.161in" svg:x2="2.0819in" svg:y2="0.489in"><text:p/></draw:line></text:p>
      <text:p text:style-name="Standard"/>
      <text:p text:style-name="Standard"><draw:frame text:anchor-type="paragraph" draw:z-index="31" draw:style-name="gr19" draw:text-style-name="P11" svg:width="4.9803in" svg:height="1.2512in" svg:x="0.4465in" svg:y="0.1146in"><draw:text-box><text:p text:style-name="P11"><text:span text:style-name="T7">fnCopyDataFromXmlFileToArrayMaster</text:span></text:p><text:p text:style-name="P11"><text:span text:style-name="T1"><text:s text:c="5"/></text:span><text:span text:style-name="T1"><text:tab/></text:span><text:span text:style-name="T1">fnTakeValueOfL2FieldForInterpretiveField</text:span></text:p><text:p text:style-name="P14"><text:span text:style-name="T1"><text:s text:c="6"/></text:span><text:span text:style-name="T1"><text:tab/></text:span><text:span text:style-name="T1"><text:tab/></text:span><text:span text:style-name="T1"><text:tab/></text:span><text:span text:style-name="T1">fnPushValueIntoArrayIfItIsNotThereAlready</text:span></text:p><text:p text:style-name="P14"><text:span text:style-name="T7"><text:s text:c="5"/></text:span><text:span text:style-name="T7"><text:tab/></text:span><text:span text:style-name="T1">fnProcessValuesForInterpretiveFieldsAtEndOfL1Child</text:span></text:p><text:p text:style-name="P14"><text:span text:style-name="T1"><text:s text:c="5"/></text:span><text:span text:style-name="T1"><text:tab/></text:span><text:span text:style-name="T1">fnProcessValuesForInterpretiveFieldsAtEndOfIatiActivity</text:span></text:p><text:p text:style-name="P14"><text:span text:style-name="T1"><text:s text:c="5"/></text:span><text:span text:style-name="T1"><text:tab/></text:span><text:span text:style-name="T1">fnGetFeatureNoMatchingAString</text:span></text:p><text:p text:style-name="P14"><text:span text:style-name="T1"><text:tab/></text:span><text:span text:style-name="T1">fnPutChildrenOfAnElementIntoMasterArray</text:span></text:p><text:p text:style-name="P14"><text:span text:style-name="T1"><text:s text:c="5"/></text:span><text:span text:style-name="T1"><text:tab/></text:span><text:span text:style-name="T1"><text:tab/></text:span><text:span text:style-name="T1"><text:tab/></text:span><text:span text:style-name="T1">fnPutAttributesOfAnElementIntoMasterArray</text:span></text:p></draw:text-box></draw:frame></text:p>
      <text:p text:style-name="Standard"><draw:line text:anchor-type="paragraph" draw:z-index="35" draw:style-name="gr5" draw:text-style-name="P3" svg:x1="0.5925in" svg:y1="0.0807in" svg:x2="0.5925in" svg:y2="1.3827in"><text:p/></draw:line></text:p>
      <text:p text:style-name="Standard"/>
      <text:p text:style-name="Standard"/>
      <text:p text:style-name="Standard"><draw:line text:anchor-type="paragraph" draw:z-index="51" draw:style-name="gr5" draw:text-style-name="P3" svg:x1="0.5335in" svg:y1="3.6264in" svg:x2="0.5335in" svg:y2="4.0965in"><text:p/></draw:line><draw:frame text:anchor-type="paragraph" draw:z-index="50" draw:style-name="gr27" draw:text-style-name="P11" svg:width="2.213in" svg:height="0.2343in" svg:x="0.1827in" svg:y="4.6346in"><draw:text-box><text:p text:style-name="P11"><text:span text:style-name="T7">fnBuildAndOutputTheMainTable</text:span></text:p></draw:text-box></draw:frame><draw:line text:anchor-type="paragraph" draw:z-index="49" draw:style-name="gr5" draw:text-style-name="P3" svg:x1="0.5528in" svg:y1="3.1783in" svg:x2="0.5528in" svg:y2="3.4236in"><text:p/></draw:line><draw:frame text:anchor-type="paragraph" draw:z-index="43" draw:style-name="gr26" draw:text-style-name="P11" svg:width="2.9921in" svg:height="0.3134in" svg:x="0.2417in" svg:y="2.5453in"><draw:text-box><text:p text:style-name="P11"><text:span text:style-name="T7">fnCreateOrderingAndGroupingSelector</text:span></text:p></draw:text-box></draw:frame><draw:frame text:anchor-type="paragraph" draw:z-index="48" draw:style-name="gr29" draw:text-style-name="P16" svg:width="3.4795in" svg:height="0.7823in" svg:x="0.0953in" svg:y="3.4236in"><draw:text-box><text:p text:style-name="P4"><text:span text:style-name="T1">fnGenerateColumnSelectorPart2</text:span></text:p><text:p text:style-name="P4"><text:span text:style-name="T1"><text:tab/></text:span><text:span text:style-name="T2">fnProcessColumn</text:span></text:p><text:p text:style-name="P4"><text:span text:style-name="T1"><text:tab/></text:span><text:span text:style-name="T1">fnColumnGroupSelect</text:span></text:p><text:p text:style-name="P4"><text:span text:style-name="T1"><text:tab/></text:span></text:p><text:p text:style-name="P4"><text:span text:style-name="T1"><text:tab/></text:span></text:p></draw:text-box></draw:frame><draw:frame text:anchor-type="paragraph" draw:z-index="47" draw:style-name="gr28" draw:text-style-name="P5" svg:width="2.6413in" svg:height="0.2539in" svg:x="0.1437in" svg:y="4.128in"><draw:text-box><text:p text:style-name="P14"><text:span text:style-name="T1">fnMakeArrayForReorderingArrayMaster</text:span></text:p></draw:text-box></draw:frame><draw:line text:anchor-type="paragraph" draw:z-index="46" draw:style-name="gr5" draw:text-style-name="P3" svg:x1="0.5618in" svg:y1="2.6799in" svg:x2="0.5618in" svg:y2="3.0535in"><text:p/></draw:line><draw:frame text:anchor-type="paragraph" draw:z-index="45" draw:style-name="gr27" draw:text-style-name="P14" svg:width="1.9106in" svg:height="0.3134in" svg:x="0.1752in" svg:y="2.9929in"><draw:text-box><text:p text:style-name="P14"><text:span text:style-name="T1">fnGenerateColumnSelector</text:span></text:p><text:p text:style-name="P14"><text:span text:style-name="T1"><text:tab/></text:span><text:span text:style-name="T2">fnProcessColumn</text:span></text:p></draw:text-box></draw:frame><draw:line text:anchor-type="paragraph" draw:z-index="44" draw:style-name="gr5" draw:text-style-name="P3" svg:x1="0.5626in" svg:y1="2.2146in" svg:x2="0.5736in" svg:y2="2.5354in"><text:p/></draw:line><draw:frame text:anchor-type="paragraph" draw:z-index="42" draw:style-name="gr25" draw:text-style-name="P7" svg:width="1.0823in" svg:height="0.1752in" svg:x="3.9445in" svg:y="1.611in"><draw:text-box><text:p><text:span text:style-name="T4">On button click</text:span></text:p></draw:text-box></draw:frame><draw:frame text:anchor-type="paragraph" draw:z-index="41" draw:style-name="gr24" draw:text-style-name="P14" svg:width="5.2835in" svg:height="0.4697in" svg:x="3.3791in" svg:y="1.9575in"><draw:text-box><text:p text:style-name="P14"><text:span text:style-name="T1">fnShowAndHideRowsForGroupsOfIdenticalTagsDownColumn</text:span></text:p><text:p text:style-name="P11"><text:span text:style-name="T1"><text:tab/></text:span><text:span text:style-name="T2">fnShowAndHideRowsForAGroupOfIdenticalTagsInOneIatiActivity</text:span></text:p></draw:text-box></draw:frame><draw:frame text:anchor-type="paragraph" draw:z-index="40" draw:style-name="gr23" draw:text-style-name="P11" svg:width="2.6024in" svg:height="0.3512in" svg:x="0.261in" svg:y="2.0484in"><draw:text-box><text:p text:style-name="P11"><text:span text:style-name="T7">fnCompileAndPrintTheInitialSummary</text:span></text:p></draw:text-box></draw:frame><draw:line text:anchor-type="paragraph" draw:z-index="39" draw:style-name="gr5" draw:text-style-name="P3" svg:x1="0.5728in" svg:y1="1.5882in" svg:x2="0.5728in" svg:y2="2.0382in"><text:p/></draw:line><draw:frame text:anchor-type="paragraph" draw:z-index="38" draw:style-name="gr22" draw:text-style-name="P15" svg:width="3.7433in" svg:height="0.4697in" svg:x="0.2409in" svg:y="1.4138in"><draw:text-box><text:p text:style-name="P11"><text:span text:style-name="T7">fnAddButtonsToTableHeadingsForExpandableElements</text:span></text:p><text:p text:style-name="P14"><text:span text:style-name="T7"><text:tab/></text:span><text:span text:style-name="T7">fnHideThisColumn</text:span></text:p><text:p text:style-name="P11"><text:span text:style-name="T7"><text:tab/></text:span><text:span text:style-name="T7"><text:tab/></text:span><text:span text:style-name="T7"><text:tab/></text:span><text:span text:style-name="T2">fnAdjustTableWidth</text:span></text:p></draw:text-box></draw:frame><draw:frame text:anchor-type="paragraph" draw:z-index="37" draw:style-name="gr21" draw:text-style-name="P14" svg:width="4.4059in" svg:height="0.3134in" svg:x="0.2516in" svg:y="0.8346in"><draw:text-box><text:p text:style-name="P14"><text:span text:style-name="T1">fnReportAndSubtractTheWidthOfColumnsWithHomogeneousValues</text:span></text:p><text:p text:style-name="P14"><text:span text:style-name="T1"><text:tab/></text:span><text:span text:style-name="T1">fnShowAndHideText</text:span></text:p></draw:text-box></draw:frame><draw:line text:anchor-type="paragraph" draw:z-index="36" draw:style-name="gr5" draw:text-style-name="P3" svg:x1="0.5917in" svg:y1="1.0028in" svg:x2="0.6028in" svg:y2="1.3992in"><text:p/></draw:line><draw:line text:anchor-type="paragraph" draw:z-index="34" draw:style-name="gr5" draw:text-style-name="P3" svg:x1="3.8772in" svg:y1="1.5193in" svg:x2="4.4516in" svg:y2="1.924in"><text:p/></draw:line><draw:frame text:anchor-type="paragraph" draw:z-index="55" draw:style-name="gr30" draw:text-style-name="P7" svg:width="1.0823in" svg:height="0.4787in" svg:x="3.652in" svg:y="3.3744in"><draw:text-box><text:p><text:span text:style-name="T4">On button click</text:span></text:p><text:p><text:span text:style-name="T4">(including display instructions)</text:span></text:p></draw:text-box></draw:frame><draw:line text:anchor-type="paragraph" draw:z-index="56" draw:style-name="gr5" draw:text-style-name="P3" svg:x1="0.5134in" svg:y1="4.2909in" svg:x2="0.5134in" svg:y2="4.6646in"><text:p/></draw:line><draw:line text:anchor-type="paragraph" draw:z-index="57" draw:style-name="gr31" draw:text-style-name="P3" svg:x1="2.9311in" svg:y1="2.6555in" svg:x2="4.1886in" svg:y2="2.6748in"><text:p/></draw:line><draw:line text:anchor-type="paragraph" draw:z-index="58" draw:style-name="gr31" draw:text-style-name="P3" svg:x1="4.189in" svg:y1="2.6752in" svg:x2="4.2173in" svg:y2="4.1744in"><text:p/></draw:line><draw:line text:anchor-type="paragraph" draw:z-index="59" draw:style-name="gr32" draw:text-style-name="P3" svg:x1="2.8736in" svg:y1="4.1744in" svg:x2="4.2173in" svg:y2="4.1744in"><text:p/></draw:line><draw:line text:anchor-type="paragraph" draw:z-index="60" draw:style-name="gr31" draw:text-style-name="P3" svg:x1="2.0154in" svg:y1="3.0882in" svg:x2="4.189in" svg:y2="3.1335in"><text:p/></draw:line><draw:line text:anchor-type="paragraph" draw:z-index="61" draw:style-name="gr5" draw:text-style-name="P3" svg:x1="0.5327in" svg:y1="4.8272in" svg:x2="0.5327in" svg:y2="5.2008in"><text:p/></draw:line><draw:frame text:anchor-type="paragraph" draw:z-index="62" draw:style-name="gr28" draw:text-style-name="P14" svg:width="2.476in" svg:height="0.2539in" svg:x="0.1925in" svg:y="5.2484in"><draw:text-box><text:p text:style-name="P14"><text:span text:style-name="T1">fnControlTheAddingOfTableLayers</text:span></text:p></draw:text-box></draw:frame><draw:line text:anchor-type="paragraph" draw:z-index="63" draw:style-name="gr5" draw:text-style-name="P3" svg:x1="0.552in" svg:y1="5.502in" svg:x2="1.3713in" svg:y2="6.0047in"><text:p/></draw:line><draw:line text:anchor-type="paragraph" draw:z-index="64" draw:style-name="gr5" draw:text-style-name="P3" svg:x1="2.2291in" svg:y1="6.0146in" svg:x2="1.5665in" svg:y2="5.4201in"><text:p/></draw:line><draw:frame text:anchor-type="paragraph" draw:z-index="65" draw:style-name="gr10" draw:text-style-name="P14" svg:width="1.4331in" svg:height="0.2831in" svg:x="1.2154in" svg:y="6.0535in"><draw:text-box><text:p text:style-name="P14"><text:span text:style-name="T1">fnAddTableLayer</text:span></text:p></draw:text-box></draw:frame><draw:frame text:anchor-type="paragraph" draw:z-index="66" draw:style-name="gr33" draw:text-style-name="P5" svg:width="1.863in" svg:height="0.2197in" svg:x="1.7516in" svg:y="6.4146in"><draw:text-box><text:p text:style-name="P5"><text:span text:style-name="T9">If </text:span><text:span text:style-name="T8">tableRowNo !</text:span><text:span text:style-name="T11">&gt; </text:span><text:span text:style-name="T8">noOfRows</text:span></text:p></draw:text-box></draw:frame><draw:frame text:anchor-type="paragraph" draw:z-index="67" draw:style-name="gr34" draw:text-style-name="P5" svg:width="2.0571in" svg:height="0.2071in" svg:x="1.7126in" svg:y="5.6362in"><draw:text-box><text:p text:style-name="P5"><text:span text:style-name="T9">If </text:span><text:span text:style-name="T8">tableRowNo </text:span><text:span text:style-name="T11">&gt; </text:span><text:span text:style-name="T8">noOfRows</text:span></text:p></draw:text-box></draw:frame><draw:line text:anchor-type="paragraph" draw:z-index="68" draw:style-name="gr5" draw:text-style-name="P3" svg:x1="2.2583in" svg:y1="6.2165in" svg:x2="2.4921in" svg:y2="6.8622in"><text:p/></draw:line><draw:frame text:anchor-type="paragraph" draw:z-index="69" draw:style-name="gr35" draw:text-style-name="P18" svg:width="2.1543in" svg:height="0.3217in" svg:x="1.8102in" svg:y="6.8437in"><draw:text-box><text:p text:style-name="P17"><text:span text:style-name="T12">fnApplySpecialStyling</text:span></text:p></draw:text-box></draw:frame><draw:frame text:anchor-type="paragraph" draw:z-index="70" draw:style-name="gr11" draw:text-style-name="P14" svg:width="1.6862in" svg:height="0.2051in" svg:x="1.7618in" svg:y="7.3543in"><draw:text-box><text:p text:style-name="P14"><text:span text:style-name="T1">fnHideSubsidiaryRows</text:span></text:p></draw:text-box></draw:frame><draw:line text:anchor-type="paragraph" draw:z-index="71" draw:style-name="gr5" draw:text-style-name="P3" svg:x1="2.4043in" svg:y1="7.0228in" svg:x2="2.4043in" svg:y2="7.3539in"><text:p/></draw:line><draw:line text:anchor-type="paragraph" draw:z-index="72" draw:style-name="gr5" draw:text-style-name="P3" svg:x1="2.4236in" svg:y1="7.5102in" svg:x2="2.4236in" svg:y2="7.8413in"><text:p/></draw:line><draw:frame text:anchor-type="paragraph" draw:z-index="73" draw:style-name="gr11" draw:text-style-name="P19" svg:width="1.5894in" svg:height="0.2051in" svg:x="1.6835in" svg:y="7.848in"><draw:text-box><text:p text:style-name="P19"><text:span text:style-name="T2">fnAdjustTableWidth</text:span></text:p></draw:text-box></draw:frame></text:p>
      <text:p text:style-name="P1"/>
      <text:p text:style-name="Standard"/>
      <text:p text:style-name="Standard"/>
      <text:p text:style-name="Standard"><draw:frame text:anchor-type="paragraph" draw:z-index="52" draw:style-name="gr27" draw:text-style-name="P11" svg:width="2.213in" svg:height="0.2343in" svg:x="0.4457in" svg:y="0.0563in"><draw:text-box><text:p text:style-name="P11"><text:span text:style-name="T7">fnBuildAndOutputTheMainTable</text:span></text:p></draw:text-box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modern"/>
    <style:font-face style:name="Monaco1" svg:font-family="Monaco" style:font-family-generic="modern"/>
    <style:font-face style:name="F" svg:font-family="" style:font-family-generic="swiss"/>
    <style:font-face style:name="Arial" svg:font-family="Arial" style:font-family-generic="swiss"/>
    <style:font-face style:name="Monaco" svg:font-family="Monaco" style:font-family-generic="modern" style:font-pitch="fixed"/>
    <style:font-face style:name="Arial Unicode MS1" svg:font-family="'Arial Unicode MS'" style:font-family-generic="modern" style:font-pitch="variable"/>
    <style:font-face style:name="Monaco2" svg:font-family="Monaco" style:font-family-generic="moder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20 30" svg:d="M10 0l-10 30h20z"/>
    <draw:marker draw:name="Arrowheads_20_2" draw:display-name="Arrowheads 2" svg:viewBox="0 0 1131 902" svg:d="M564 0l-564 902h1131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354in" fo:page-height="11.692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ael Medley</meta:initial-creator>
    <meta:creation-date>2015-07-24T16:43:52</meta:creation-date>
    <dc:date>2015-08-03T09:18:56</dc:date>
    <dc:creator>Michael Medley</dc:creator>
    <meta:editing-duration>P7DT21H12M57S</meta:editing-duration>
    <meta:editing-cycles>8</meta:editing-cycles>
    <meta:generator>OpenOffice/4.1.0$Unix OpenOffice.org_project/410m18$Build-9764</meta:generator>
    <meta:document-statistic meta:table-count="0" meta:image-count="0" meta:object-count="0" meta:page-count="3" meta:paragraph-count="1" meta:word-count="3" meta:character-count="18"/>
  </office:meta>
</office:document-meta>
</file>